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mployee" style:family="table">
      <style:table-properties style:width="11.245cm" fo:margin-left="0cm" fo:margin-right="5.756cm" table:align="margins"/>
    </style:style>
    <style:style style:name="Employee.A" style:family="table-column">
      <style:table-column-properties style:column-width="2.459cm" style:rel-column-width="1394*"/>
    </style:style>
    <style:style style:name="Employee.B" style:family="table-column">
      <style:table-column-properties style:column-width="2.408cm" style:rel-column-width="1365*"/>
    </style:style>
    <style:style style:name="Employee.C" style:family="table-column">
      <style:table-column-properties style:column-width="2.461cm" style:rel-column-width="1395*"/>
    </style:style>
    <style:style style:name="Employee.D" style:family="table-column">
      <style:table-column-properties style:column-width="1.722cm" style:rel-column-width="976*"/>
    </style:style>
    <style:style style:name="Employee.E" style:family="table-column">
      <style:table-column-properties style:column-width="2.196cm" style:rel-column-width="1245*"/>
    </style:style>
    <style:style style:name="Employe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mployee.E1" style:family="table-cell">
      <style:table-cell-properties fo:padding="0.097cm" fo:border="0.002cm solid #000000"/>
    </style:style>
    <style:style style:name="Employee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Employee.B2" style:family="table-cell">
      <style:table-cell-properties fo:padding="0.097cm" fo:border-left="0.002cm solid #000000" fo:border-right="none" fo:border-top="none" fo:border-bottom="0.002cm solid #000000"/>
    </style:style>
    <style:style style:name="Employee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9.049cm" fo:margin-left="0cm" fo:margin-right="7.952cm" table:align="margins"/>
    </style:style>
    <style:style style:name="Table1.A" style:family="table-column">
      <style:table-column-properties style:column-width="2.461cm" style:rel-column-width="1395*"/>
    </style:style>
    <style:style style:name="Table1.B" style:family="table-column">
      <style:table-column-properties style:column-width="2.408cm" style:rel-column-width="1365*"/>
    </style:style>
    <style:style style:name="Table1.D" style:family="table-column">
      <style:table-column-properties style:column-width="1.72cm" style:rel-column-width="97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049cm" fo:margin-left="0cm" fo:margin-right="7.952cm" table:align="margins"/>
    </style:style>
    <style:style style:name="Table2.A" style:family="table-column">
      <style:table-column-properties style:column-width="2.461cm" style:rel-column-width="1395*"/>
    </style:style>
    <style:style style:name="Table2.B" style:family="table-column">
      <style:table-column-properties style:column-width="2.408cm" style:rel-column-width="1365*"/>
    </style:style>
    <style:style style:name="Table2.D" style:family="table-column">
      <style:table-column-properties style:column-width="1.72cm" style:rel-column-width="97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.3cm" fo:text-indent="0cm" style:auto-text-indent="false"/>
    </style:style>
    <style:style style:name="P2" style:family="paragraph" style:parent-style-name="Standard">
      <style:paragraph-properties fo:margin-top="0cm" fo:margin-bottom="0.199cm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margin-top="0cm" fo:margin-bottom="0cm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Table_20_Contents">
      <style:paragraph-properties fo:text-align="center" style:justify-single-word="false"/>
      <style:text-properties style:font-name="Consolas1" fo:font-size="9.5pt" style:font-size-asian="9.5pt" style:font-size-complex="9.5pt"/>
    </style:style>
    <style:style style:name="P7" style:family="paragraph" style:parent-style-name="Table_20_Contents">
      <style:paragraph-properties fo:text-align="center" style:justify-single-word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Table_20_Contents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Table_20_Contents">
      <style:paragraph-properties style:text-autospace="none"/>
    </style:style>
    <style:style style:name="P10" style:family="paragraph" style:parent-style-name="Table_20_Contents">
      <style:paragraph-properties fo:text-align="center" style:justify-single-word="false" style:text-autospace="none"/>
    </style:style>
    <style:style style:name="P11" style:family="paragraph" style:parent-style-name="Table_20_Contents" style:list-style-name="">
      <style:paragraph-properties fo:text-align="center" style:justify-single-word="false" style:text-autospace="none"/>
    </style:style>
    <style:style style:name="P12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 style:list-style-name="">
      <style:paragraph-properties style:text-autospace="none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>
      <style:text-properties style:font-name="Consolas" fo:font-size="9.5pt" style:font-size-asian="9.5pt" style:font-size-complex="9.5pt"/>
    </style:style>
    <style:style style:name="P21" style:family="paragraph" style:parent-style-name="Standard">
      <style:paragraph-properties fo:margin-top="0cm" fo:margin-bottom="0.199cm"/>
    </style:style>
    <style:style style:name="P22" style:family="paragraph" style:parent-style-name="Standard">
      <style:paragraph-properties fo:margin-top="0cm" fo:margin-bottom="0.199cm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3" style:family="paragraph" style:parent-style-name="Standard" style:list-style-name="L1">
      <style:paragraph-properties fo:margin-top="0cm" fo:margin-bottom="0.199cm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 style:list-style-name="L3">
      <style:paragraph-properties fo:margin-top="0cm" fo:margin-bottom="0.199cm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5" style:family="paragraph" style:parent-style-name="Standard">
      <style:paragraph-properties fo:margin-top="0cm" fo:margin-bottom="0cm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>
      <style:paragraph-properties fo:margin-top="0cm" fo:margin-bottom="0cm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Standard" style:list-style-name="L3">
      <style:paragraph-properties fo:margin-top="0cm" fo:margin-bottom="0cm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8" style:family="paragraph" style:parent-style-name="Standard" style:list-style-name="L3">
      <style:paragraph-properties fo:margin-top="0cm" fo:margin-bottom="0cm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-asian="Consolas" style:font-name-complex="Consolas"/>
    </style:style>
    <style:style style:name="T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bela Employees</text:p>
      <table:table table:name="Employee" table:style-name="Employee">
        <table:table-column table:style-name="Employee.A"/>
        <table:table-column table:style-name="Employee.B"/>
        <table:table-column table:style-name="Employee.C"/>
        <table:table-column table:style-name="Employee.D"/>
        <table:table-column table:style-name="Employee.E"/>
        <table:table-row>
          <table:table-cell table:style-name="Employee.A1" office:value-type="string">
            <text:p text:style-name="Table_20_Contents">EmployeeId</text:p>
          </table:table-cell>
          <table:table-cell table:style-name="Employee.A1" office:value-type="string">
            <text:p text:style-name="Table_20_Contents">FirstName</text:p>
          </table:table-cell>
          <table:table-cell table:style-name="Employee.A1" office:value-type="string">
            <text:p text:style-name="Table_20_Contents">LastName</text:p>
          </table:table-cell>
          <table:table-cell table:style-name="Employee.A1" office:value-type="string">
            <text:p text:style-name="Table_20_Contents">Salary</text:p>
          </table:table-cell>
          <table:table-cell table:style-name="Employee.E1" office:value-type="string">
            <text:p text:style-name="Table_20_Contents">CompanyId</text:p>
          </table:table-cell>
        </table:table-row>
        <table:table-row>
          <table:table-cell table:style-name="Employee.A2" office:value-type="float" office:value="1">
            <text:p text:style-name="P7">1</text:p>
          </table:table-cell>
          <table:table-cell table:style-name="Employee.B2" office:value-type="string">
            <text:p text:style-name="P8">Adam</text:p>
          </table:table-cell>
          <table:table-cell table:style-name="Employee.B2" office:value-type="string">
            <text:p text:style-name="P8">Nowak</text:p>
          </table:table-cell>
          <table:table-cell table:style-name="Employee.A2" office:value-type="float" office:value="5000">
            <text:p text:style-name="P7">5000</text:p>
          </table:table-cell>
          <table:table-cell table:style-name="Employee.E2" office:value-type="float" office:value="2">
            <text:p text:style-name="P6">2</text:p>
          </table:table-cell>
        </table:table-row>
        <table:table-row>
          <table:table-cell table:style-name="Employee.A2" office:value-type="float" office:value="2">
            <text:p text:style-name="P7">2</text:p>
          </table:table-cell>
          <table:table-cell table:style-name="Employee.B2" office:value-type="string">
            <text:p text:style-name="P8">Daniel</text:p>
          </table:table-cell>
          <table:table-cell table:style-name="Employee.B2" office:value-type="string">
            <text:p text:style-name="P8">Kowalski</text:p>
          </table:table-cell>
          <table:table-cell table:style-name="Employee.A2" office:value-type="float" office:value="7000">
            <text:p text:style-name="P7">7000</text:p>
          </table:table-cell>
          <table:table-cell table:style-name="Employee.E2" office:value-type="float" office:value="1">
            <text:p text:style-name="P6">1</text:p>
          </table:table-cell>
        </table:table-row>
        <table:table-row>
          <table:table-cell table:style-name="Employee.A2" office:value-type="float" office:value="3">
            <text:p text:style-name="P7">3</text:p>
          </table:table-cell>
          <table:table-cell table:style-name="Employee.B2" office:value-type="string">
            <text:p text:style-name="P8">Franek</text:p>
          </table:table-cell>
          <table:table-cell table:style-name="Employee.B2" office:value-type="string">
            <text:p text:style-name="P8">Lewandowski</text:p>
          </table:table-cell>
          <table:table-cell table:style-name="Employee.A2" office:value-type="float" office:value="8000">
            <text:p text:style-name="P7">8000</text:p>
          </table:table-cell>
          <table:table-cell table:style-name="Employee.E2" office:value-type="float" office:value="3">
            <text:p text:style-name="P6">3</text:p>
          </table:table-cell>
        </table:table-row>
        <table:table-row>
          <table:table-cell table:style-name="Employee.A2" office:value-type="float" office:value="4">
            <text:p text:style-name="P7">4</text:p>
          </table:table-cell>
          <table:table-cell table:style-name="Employee.B2" office:value-type="string">
            <text:p text:style-name="P8">Artur</text:p>
          </table:table-cell>
          <table:table-cell table:style-name="Employee.B2" office:value-type="string">
            <text:p text:style-name="P8">Kwiatkowski</text:p>
          </table:table-cell>
          <table:table-cell table:style-name="Employee.A2" office:value-type="float" office:value="7000">
            <text:p text:style-name="P7">7000</text:p>
          </table:table-cell>
          <table:table-cell table:style-name="Employee.E2" office:value-type="float" office:value="1">
            <text:p text:style-name="P6">1</text:p>
          </table:table-cell>
        </table:table-row>
        <table:table-row>
          <table:table-cell table:style-name="Employee.A2" office:value-type="float" office:value="5">
            <text:p text:style-name="P7">5</text:p>
          </table:table-cell>
          <table:table-cell table:style-name="Employee.B2" office:value-type="string">
            <text:p text:style-name="P8">Przemek</text:p>
          </table:table-cell>
          <table:table-cell table:style-name="Employee.B2" office:value-type="string">
            <text:p text:style-name="P8">Kowalczyk</text:p>
          </table:table-cell>
          <table:table-cell table:style-name="Employee.A2" office:value-type="float" office:value="4000">
            <text:p text:style-name="P7">4000</text:p>
          </table:table-cell>
          <table:table-cell table:style-name="Employee.E2" office:value-type="float" office:value="2">
            <text:p text:style-name="P6">2</text:p>
          </table:table-cell>
        </table:table-row>
        <table:table-row>
          <table:table-cell table:style-name="Employee.A2" office:value-type="float" office:value="6">
            <text:p text:style-name="P7">6</text:p>
          </table:table-cell>
          <table:table-cell table:style-name="Employee.B2" office:value-type="string">
            <text:p text:style-name="P8">Bartosz</text:p>
          </table:table-cell>
          <table:table-cell table:style-name="Employee.B2" office:value-type="string">
            <text:p text:style-name="P8">Kowalczyk</text:p>
          </table:table-cell>
          <table:table-cell table:style-name="Employee.A2" office:value-type="float" office:value="10000">
            <text:p text:style-name="P7">10000</text:p>
          </table:table-cell>
          <table:table-cell table:style-name="Employee.E2" office:value-type="float" office:value="3">
            <text:p text:style-name="P6">3</text:p>
          </table:table-cell>
        </table:table-row>
        <table:table-row>
          <table:table-cell table:style-name="Employee.A2" office:value-type="float" office:value="7">
            <text:p text:style-name="P7">7</text:p>
          </table:table-cell>
          <table:table-cell table:style-name="Employee.B2" office:value-type="string">
            <text:p text:style-name="P8">Filip</text:p>
          </table:table-cell>
          <table:table-cell table:style-name="Employee.B2" office:value-type="string">
            <text:p text:style-name="P8">Nowak</text:p>
          </table:table-cell>
          <table:table-cell table:style-name="Employee.A2" office:value-type="float" office:value="8000">
            <text:p text:style-name="P7">8000</text:p>
          </table:table-cell>
          <table:table-cell table:style-name="Employee.E2" office:value-type="float" office:value="2">
            <text:p text:style-name="P6">2</text:p>
          </table:table-cell>
        </table:table-row>
      </table:table>
      <text:p text:style-name="Standard"/>
      <text:p text:style-name="P1">Tabela Companie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>CompanyId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City</text:p>
          </table:table-cell>
          <table:table-cell table:style-name="Table1.D1" office:value-type="string">
            <text:p text:style-name="Table_20_Contents">OwnerId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8">Nokia</text:p>
          </table:table-cell>
          <table:table-cell table:style-name="Table1.B2" office:value-type="string">
            <text:p text:style-name="P8">Warszawa</text:p>
          </table:table-cell>
          <table:table-cell table:style-name="Table1.D2" office:value-type="string">
            <text:p text:style-name="P7">null</text:p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P8">Samsung</text:p>
          </table:table-cell>
          <table:table-cell table:style-name="Table1.B2" office:value-type="string">
            <text:p text:style-name="P8">Szczecin</text:p>
          </table:table-cell>
          <table:table-cell table:style-name="Table1.D3" office:value-type="float" office:value="2">
            <text:p text:style-name="P7">2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P8">Apple</text:p>
          </table:table-cell>
          <table:table-cell table:style-name="Table1.B2" office:value-type="string">
            <text:p text:style-name="P8">Warszawa</text:p>
          </table:table-cell>
          <table:table-cell table:style-name="Table1.D3" office:value-type="float" office:value="1">
            <text:p text:style-name="P7">1</text:p>
          </table:table-cell>
        </table:table-row>
      </table:table>
      <text:p text:style-name="Standard"/>
      <text:p text:style-name="P21">Tabela Owners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Table_20_Contents">OwnerId</text:p>
          </table:table-cell>
          <table:table-cell table:style-name="Table2.A1" office:value-type="string">
            <text:p text:style-name="Table_20_Contents">FirstName</text:p>
          </table:table-cell>
          <table:table-cell table:style-name="Table2.A1" office:value-type="string">
            <text:p text:style-name="Table_20_Contents">LastName</text:p>
          </table:table-cell>
          <table:table-cell table:style-name="Table2.D1" office:value-type="string">
            <text:p text:style-name="Table_20_Contents">Funds</text:p>
          </table:table-cell>
        </table:table-row>
        <table:table-row>
          <table:table-cell table:style-name="Table2.A2" office:value-type="float" office:value="1">
            <text:p text:style-name="P11"><text:span text:style-name="T1">1</text:span></text:p>
          </table:table-cell>
          <table:table-cell table:style-name="Table2.B2" office:value-type="string">
            <text:p text:style-name="P9"><text:span text:style-name="T6">Marek</text:span></text:p>
          </table:table-cell>
          <table:table-cell table:style-name="Table2.B2" office:value-type="string">
            <text:p text:style-name="P9"><text:span text:style-name="T6">Pawlicki</text:span></text:p>
          </table:table-cell>
          <table:table-cell table:style-name="Table2.D2" office:value-type="float" office:value="80000">
            <text:p text:style-name="P10"><text:span text:style-name="T1">80000</text:span></text:p>
          </table:table-cell>
        </table:table-row>
        <table:table-row>
          <table:table-cell table:style-name="Table2.A2" office:value-type="float" office:value="2">
            <text:p text:style-name="P11"><text:span text:style-name="T1">2</text:span></text:p>
          </table:table-cell>
          <table:table-cell table:style-name="Table2.B2" office:value-type="string">
            <text:p text:style-name="P9"><text:span text:style-name="T6">Filip</text:span></text:p>
          </table:table-cell>
          <table:table-cell table:style-name="Table2.B2" office:value-type="string">
            <text:p text:style-name="P9"><text:span text:style-name="T6">Dawidowski</text:span></text:p>
          </table:table-cell>
          <table:table-cell table:style-name="Table2.D2" office:value-type="float" office:value="40000">
            <text:p text:style-name="P10"><text:span text:style-name="T1">4000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T3">Zakładając, że </text:span></text:p>
      <text:p text:style-name="P13"/>
      <text:list xml:id="list3045248880404157692" text:style-name="L4">
        <text:list-item>
          <text:p text:style-name="P17"><text:span text:style-name="T3">employees jest kolekcją obiektów na podstawie tabeli Employees i zawiera wszystkie rekordy w niej zawarte </text:span></text:p>
        </text:list-item>
      </text:list>
      <text:list xml:id="list8413222791119272174" text:style-name="L5">
        <text:list-item>
          <text:p text:style-name="P18"><text:span text:style-name="T3">companies jest kolekcją obiektów na podstawie tabeli Companies i zawiera wszystkie rekordy w niej zawarte</text:span></text:p>
        </text:list-item>
        <text:list-item>
          <text:p text:style-name="P18"><text:span text:style-name="T3">owners jest kolekcją obiektów na podstawie tabeli Owners i zawiera wszystkie rekordy w niej zawarte</text:span></text:p>
        </text:list-item>
      </text:list>
      <text:p text:style-name="P13"/>
      <text:p text:style-name="P13">co zostanie wyświetlone na konsoli po wykonaniu poniższego kodu?</text:p>
      <text:p text:style-name="P12"/>
      <text:p text:style-name="P22"/>
      <text:p text:style-name="P20"><draw:frame draw:style-name="fr1" draw:name="Frame1" text:anchor-type="paragraph" svg:x="0.372cm" svg:y="0.291cm" svg:width="16.57cm" draw:z-index="0"><draw:text-box fo:min-height="6.775cm"><text:p text:style-name="P15"><text:span text:style-name="T1"><text:s/></text:span><text:span text:style-name="T8">var</text:span><text:span text:style-name="T1"> chosenEmployee = employees.Join(companies, </text:span></text:p><text:p text:style-name="P15"><text:span text:style-name="T1"><text:tab/><text:tab/><text:tab/><text:tab/><text:tab/>e =&gt; e.CompanyId, c =&gt; c.CompanyId, </text:span></text:p><text:p text:style-name="P15"><text:span text:style-name="T1"><text:tab/><text:tab/><text:tab/><text:tab/><text:tab/>(e, c) =&gt;</text:span></text:p><text:p text:style-name="P19"><text:s/><text:tab/><text:tab/><text:tab/><text:tab/><text:tab/>new</text:p><text:p text:style-name="P14"><text:s/><text:tab/><text:tab/><text:tab/><text:tab/><text:tab/>{</text:p><text:p text:style-name="P14"><text:s/><text:tab/><text:tab/><text:tab/><text:tab/><text:tab/> <text:s text:c="2"/>EmployeeId = e.EmployeeId,</text:p><text:p text:style-name="P16"><text:span text:style-name="T1"><text:s/><text:tab/><text:tab/><text:tab/><text:tab/><text:tab/> <text:s text:c="2"/>EmployeeName = e.FirstName + </text:span><text:span text:style-name="T6">" "</text:span><text:span text:style-name="T1"> + e.LastName,</text:span></text:p><text:p text:style-name="P14"><text:s/><text:tab/><text:tab/><text:tab/><text:tab/><text:tab/> <text:s text:c="2"/>EmployeeSalary = e.Salary,</text:p><text:p text:style-name="P14"><text:s/><text:tab/><text:tab/><text:tab/><text:tab/><text:tab/> <text:s text:c="2"/>CompanyName = c.Name,</text:p><text:p text:style-name="P14"><text:s/><text:tab/><text:tab/><text:tab/><text:tab/><text:tab/> <text:s text:c="2"/>OwnerId = c.OwnerId</text:p><text:p text:style-name="P14"><text:s/><text:tab/><text:tab/><text:tab/><text:tab/><text:tab/>})</text:p><text:p text:style-name="P14"><text:s text:c="8"/><text:tab/><text:tab/><text:tab/> <text:s text:c="3"/>.Where(x =&gt; x.EmployeeSalary &gt; 5000)</text:p><text:p text:style-name="P14"><text:s text:c="8"/><text:tab/><text:tab/><text:tab/> <text:s text:c="3"/>.GroupJoin(owners,</text:p><text:p text:style-name="P14"><text:s text:c="20"/><text:tab/><text:tab/><text:tab/><text:tab/>e =&gt; e.OwnerId,</text:p><text:p text:style-name="P14"><text:s text:c="20"/><text:tab/><text:tab/><text:tab/><text:tab/>o =&gt; o.OwnerId,</text:p><text:p text:style-name="P16"><text:span text:style-name="T1"><text:s text:c="20"/><text:tab/><text:tab/><text:tab/><text:tab/>(e, o) =&gt; </text:span><text:span text:style-name="T8">new</text:span></text:p><text:p text:style-name="P14"><text:s text:c="20"/><text:tab/><text:tab/><text:tab/><text:tab/>{</text:p><text:p text:style-name="P14"><text:s text:c="20"/><text:tab/><text:tab/><text:tab/><text:tab/> <text:s text:c="3"/>e,</text:p><text:p text:style-name="P14"><text:s text:c="20"/><text:tab/><text:tab/><text:tab/><text:tab/> <text:s text:c="3"/>o</text:p><text:p text:style-name="P14"><text:s text:c="20"/><text:tab/><text:tab/><text:tab/><text:tab/>})</text:p><text:p text:style-name="P14"><text:s text:c="8"/><text:tab/><text:tab/><text:tab/> <text:s text:c="3"/>.SelectMany(a =&gt; a.o.DefaultIfEmpty(),</text:p><text:p text:style-name="P16"><text:span text:style-name="T1"><text:s text:c="20"/><text:tab/><text:tab/><text:tab/><text:tab/>(a, o) =&gt; </text:span><text:span text:style-name="T8">new</text:span></text:p><text:p text:style-name="P14"><text:s text:c="20"/><text:tab/><text:tab/><text:tab/><text:tab/>{</text:p><text:p text:style-name="P14"><text:s text:c="20"/><text:tab/><text:tab/><text:tab/><text:tab/> <text:s text:c="3"/>EmployeeId = a.e.EmployeeId,</text:p><text:p text:style-name="P14"><text:s text:c="20"/><text:tab/><text:tab/><text:tab/><text:tab/> <text:s text:c="3"/>EmployeeName = a.e.EmployeeName,</text:p><text:p text:style-name="P14"><text:s text:c="20"/><text:tab/><text:tab/><text:tab/><text:tab/> <text:s text:c="3"/>EmployeeSalary = a.e.EmployeeSalary,</text:p><text:p text:style-name="P14"><text:s text:c="20"/><text:tab/><text:tab/><text:tab/><text:tab/> <text:s text:c="3"/>CompanyName = a.e.CompanyName,</text:p><text:p text:style-name="P16"><text:span text:style-name="T1"><text:tab/><text:tab/>OwnerName = o == </text:span><text:span text:style-name="T8">null</text:span><text:span text:style-name="T1"> ? </text:span><text:span text:style-name="T6">"No owner"</text:span><text:span text:style-name="T1"> : o.FirstName + </text:span><text:span text:style-name="T6">" "</text:span><text:span text:style-name="T1"> + o.LastName,</text:span></text:p><text:p text:style-name="P16"><text:span text:style-name="T1"><text:tab/><text:tab/>OwnerFunds = o == </text:span><text:span text:style-name="T8">null</text:span><text:span text:style-name="T1"> ? 0 : o.Funds</text:span></text:p><text:p text:style-name="P14"><text:s text:c="20"/><text:tab/><text:tab/><text:tab/><text:tab/>})</text:p><text:p text:style-name="P14"><text:s text:c="8"/><text:tab/><text:tab/><text:tab/> <text:s text:c="3"/>.Where(a =&gt; a.OwnerFunds &lt; 50000);</text:p><text:p text:style-name="P14"/><text:p text:style-name="P16"><text:span text:style-name="T8"><text:s/>foreach</text:span><text:span text:style-name="T1"> (</text:span><text:span text:style-name="T8">var</text:span><text:span text:style-name="T1"> item </text:span><text:span text:style-name="T8">in</text:span><text:span text:style-name="T1"> chosenEmployee)</text:span></text:p><text:p text:style-name="P14"><text:s/>{</text:p><text:p text:style-name="P16"><text:span text:style-name="T1"><text:s text:c="4"/></text:span><text:span text:style-name="T9">Console</text:span><text:span text:style-name="T1">.WriteLine(item.EmployeeId.ToString() </text:span></text:p><text:p text:style-name="P16"><text:span text:style-name="T1"><text:tab/><text:tab/><text:tab/>+ </text:span><text:span text:style-name="T6">" "</text:span><text:span text:style-name="T1"> + item.CompanyName </text:span></text:p><text:p text:style-name="P16"><text:span text:style-name="T1"><text:tab/><text:tab/><text:tab/>+ </text:span><text:span text:style-name="T6">" "</text:span><text:span text:style-name="T1"> + item.OwnerName);</text:span></text:p><text:p text:style-name="P16"><text:span text:style-name="T1"><text:s/>}</text:span></text:p></draw:text-box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</meta:initial-creator>
    <meta:creation-date>2016-09-19T14:47:13.19</meta:creation-date>
    <dc:date>2016-09-20T00:17:31.92</dc:date>
    <dc:creator>Mateusz </dc:creator>
    <meta:editing-duration>PT30M14S</meta:editing-duration>
    <meta:editing-cycles>17</meta:editing-cycles>
    <meta:generator>OpenOffice/4.1.2$Win32 OpenOffice.org_project/412m3$Build-9782</meta:generator>
    <meta:document-statistic meta:table-count="3" meta:image-count="0" meta:object-count="0" meta:page-count="2" meta:paragraph-count="113" meta:word-count="257" meta:character-count="2063"/>
  </office:meta>
</office:document-meta>
</file>